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1.171cm" fo:margin-top="0cm" fo:margin-bottom="0cm" table:align="center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3.044cm"/>
    </style:style>
    <style:style style:name="Table1.C" style:family="table-column">
      <style:table-column-properties style:column-width="1.272cm"/>
    </style:style>
    <style:style style:name="Table1.D" style:family="table-column">
      <style:table-column-properties style:column-width="3.8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1.171cm" fo:margin-top="0cm" fo:margin-bottom="0cm" table:align="center"/>
    </style:style>
    <style:style style:name="Table2.A" style:family="table-column">
      <style:table-column-properties style:column-width="3.043cm"/>
    </style:style>
    <style:style style:name="Table2.B" style:family="table-column">
      <style:table-column-properties style:column-width="3.044cm"/>
    </style:style>
    <style:style style:name="Table2.C" style:family="table-column">
      <style:table-column-properties style:column-width="1.272cm"/>
    </style:style>
    <style:style style:name="Table2.D" style:family="table-column">
      <style:table-column-properties style:column-width="3.81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paragraph-rsid="00292429" style:font-name-asian="Arial1" style:font-size-asian="11pt" style:font-style-asian="normal" style:font-weight-asian="bold" style:font-name-complex="Arial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paragraph-rsid="00292429" style:font-name-asian="Arial1" style:font-size-asian="11pt" style:font-style-asian="normal" style:font-weight-asian="bold" style:font-name-complex="Arial1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</style:style>
    <style:style style:name="P15" style:family="paragraph" style:parent-style-name="Standard" style:list-style-name="WWNum1">
      <style:paragraph-properties fo:margin-left="2.54cm" fo:margin-right="0cm" fo:margin-top="0cm" fo:margin-bottom="0cm" loext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">
      <style:paragraph-properties fo:margin-left="2.54cm" fo:margin-right="0cm" fo:margin-top="0cm" fo:margin-bottom="0cm" loext:contextual-spacing="fals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paragraph-rsid="002dbf58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sub 58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officeooo:rsid="00158f1b"/>
    </style:style>
    <style:style style:name="T6" style:family="text">
      <style:text-properties officeooo:rsid="00161bfe"/>
    </style:style>
    <style:style style:name="T7" style:family="text">
      <style:text-properties officeooo:rsid="00180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miesavanie protonovych parov</text:p>
      <text:p text:style-name="P10"><text:span text:style-name="T7">2011-04-11</text:span></text:p>
      <text:p text:style-name="P7">Pozeral som do makier, ktore sa pouzivali pri zmiesavani dvoch protonov (protonoveho paru) v pripade kyslika:</text:p>
      <text:list xml:id="list2430855632" text:style-name="WWNum1">
        <text:list-item>
          <text:p text:style-name="P12">zmiesavali sa vzdy iba protony, ktorych impuls bol v intervale 1.75 – 4.7<text:span text:style-name="T5">5 </text:span>GeV/c</text:p>
        </text:list-item>
        <text:list-item>
          <text:p text:style-name="P12">mixing true pairs fragments</text:p>
          <text:list>
            <text:list-item>
              <text:p text:style-name="P14"><text:span text:style-name="T2">pre tzv. "true pairs", t.j. pre kazdy par protonov z jedneho eventa, sa pocitala hodnota </text:span><text:span text:style-name="T1">k</text:span></text:p>
            </text:list-item>
            <text:list-item>
              <text:p text:style-name="P14"><text:span text:style-name="T1">k</text:span><text:span text:style-name="T2"> sa pocitalo pre vsetky mozne topologie - kombinacie parov, t.j. ak boli tri fragmenty,<text:line-break/>tak sa pocitala 3x hodnota </text:span><text:span text:style-name="T1">k</text:span><text:span text:style-name="T2">, pre styri fragmenty 6x, atd. v sulade s dole uvedenou tabulkou</text:span></text:p>
            </text:list-item>
            <text:list-item>
              <text:p text:style-name="P14"><text:span text:style-name="T2">hodnotami </text:span><text:span text:style-name="T1">k</text:span><text:span text:style-name="T2"> sa zaplnoval histogram </text:span><text:span text:style-name="T1">h_true</text:span></text:p>
            </text:list-item>
          </text:list>
        </text:list-item>
        <text:list-item>
          <text:p text:style-name="P12">mixing background pairs fragments</text:p>
          <text:list>
            <text:list-item>
              <text:p text:style-name="P15">pre kazdu topologiu (2, 3, ... <text:span text:style-name="T6">9 </text:span>protonov) sa nahodne hladali rozne eventy s tou istou topologiou</text:p>
            </text:list-item>
            <text:list-item>
              <text:p text:style-name="P15">z eventu sa vzdy vybral iba jeden proton-fragment, ktory sa mixoval z protonom-fragmentom z ineho nahodneho eventu (ale s tou istou topologiou)</text:p>
            </text:list-item>
            <text:list-item>
              <text:p text:style-name="P14"><text:span text:style-name="T2">hodnotami </text:span><text:span text:style-name="T1">k</text:span><text:span text:style-name="T2"> sa zaplnoval histogram </text:span><text:span text:style-name="T1">h_back</text:span></text:p>
            </text:list-item>
          </text:list>
        </text:list-item>
        <text:list-item>
          <text:p text:style-name="P12">priklad mixing background pairs fragments</text:p>
          <text:list>
            <text:list-item>
              <text:p text:style-name="P15">mixujeme background napr. pre topologiu 3 (tri protonove fragmenty)</text:p>
            </text:list-item>
            <text:list-item>
              <text:p text:style-name="P15">nahodne sme nasli napr. event 1000, kde je topologia 3</text:p>
            </text:list-item>
            <text:list-item>
              <text:p text:style-name="P15">nahodne sme nasli napr. event 5000, kde je topologia 3</text:p>
            </text:list-item>
            <text:list-item>
              <text:p text:style-name="P15">nahodne sme nasli napr. event 9000, kde je topologia 3</text:p>
            </text:list-item>
            <text:list-item>
              <text:p text:style-name="P16">vyberame prvy proton z eventu 1000, druhy proton z eventu 5000 a treti proton<text:line-break/>z eventu 9000</text:p>
            </text:list-item>
            <text:list-item>
              <text:p text:style-name="P14"><text:span text:style-name="T2">pre taketo 3 protony z 3 roznych eventov vypocitame 3x hodnotu </text:span><text:span text:style-name="T1">k</text:span><text:span text:style-name="T2">, s ktoru<text:line-break/>zaplname histogram</text:span></text:p>
            </text:list-item>
          </text:list>
        </text:list-item>
        <text:list-item>
          <text:p text:style-name="P13"><text:span text:style-name="T2">podiel dvoch histogramov (</text:span><text:span text:style-name="T1">h_true</text:span><text:span text:style-name="T2"> / </text:span><text:span text:style-name="T1">h_back</text:span><text:span text:style-name="T2">) urcuje nasu vyslednu korelacnu krivku.</text:span></text:p>
        </text:list-item>
      </text:list>
      <text:p text:style-name="P11">Pamatam si ako sa pri mixovani backgroundu spekulovalo, ci nebude lepsie aby sa protony najprv zoradovali podla hybnosti. Ako to nakoniec Urban pocital neviem, avsak rozdiel tam nebol nijak diametralny.</text:p>
      <text:p text:style-name="P5">Oxygen statistics</text:p>
      <text:p text:style-name="P6">oxygen DST (subory: dub57.bin + dub61.bin + kis57.bin + kis61.bin + kis65.bin)</text:p>
      <text:p text:style-name="P6">celkovy pocet pripadov = 11104 events (tento celkovy pocet je aj vratane udajnych duplicitnych pripadov)</text:p>
      <text:p text:style-name="P6"/>
      <text:p text:style-name="P8">pocetnosti protonov (jednoznacne protony-recoil + castica-proton v intervale 1.75 – 4.75 GeV/c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3">pocet proton N</text:span><text:span text:style-name="T4">p</text:span></text:p>
          </table:table-cell>
          <table:table-cell table:style-name="Table1.A1" office:value-type="string">
            <text:p text:style-name="P3"><text:span text:style-name="T3">pocet eventov N</text:span><text:span text:style-name="T4">e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3">pocet parov N</text:span><text:span text:style-name="T4">pp</text:span>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00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0 <text:s/>= 0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6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0 <text:s/>= 0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86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1 <text:s/>= 2863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193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3 <text:s/>= 5805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95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6 <text:s/>= 5754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45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10 = 4520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19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15 = 2985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5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21 = 1113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28 = 392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 36 = 144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∑ = 1110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 text:c="3"/>∑ = 23576</text:p>
          </table:table-cell>
        </table:table-row>
      </table:table>
      <text:p text:style-name="P1"><text:soft-page-break/></text:p>
      <text:p text:style-name="P1"/>
      <text:p text:style-name="P8">pocetnosti protonov (iba castica-proton v intervale 1.75 – 4.75 GeV/c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3">pocet proton N</text:span><text:span text:style-name="T4">p</text:span></text:p>
          </table:table-cell>
          <table:table-cell table:style-name="Table2.A1" office:value-type="string">
            <text:p text:style-name="P3"><text:span text:style-name="T3">pocet eventov N</text:span><text:span text:style-name="T4">e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<text:span text:style-name="T3">pocet parov N</text:span><text:span text:style-name="T4">pp</text:span></text:p>
          </table:table-cell>
        </table:table-row>
        <table:table-row table:style-name="Table2.1"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3536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0 <text:s/>= 0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88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0 <text:s/>= 0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157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1 <text:s/>= 2157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129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3 <text:s/>= 3885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706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6 <text:s/>= 4236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32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10 = 3240</text:p>
          </table:table-cell>
        </table:table-row>
        <table:table-row table:style-name="Table2.1"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14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15 = 2160</text:p>
          </table:table-cell>
        </table:table-row>
        <table:table-row table:style-name="Table2.1"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4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21 = 924</text:p>
          </table:table-cell>
        </table:table-row>
        <table:table-row table:style-name="Table2.1"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28 = 280</text:p>
          </table:table-cell>
        </table:table-row>
        <table:table-row table:style-name="Table2.1"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 36 = 144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∑ = 111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 text:c="3"/>∑ = 1702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2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2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2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editing-duration>PT54S</meta:editing-duration>
    <meta:editing-cycles>2</meta:editing-cycles>
    <meta:initial-creator>Jan Musinsky</meta:initial-creator>
    <meta:creation-date>2021-05-26T16:49:53.174917405</meta:creation-date>
    <dc:date>2021-05-26T16:49:54.768069804</dc:date>
    <dc:creator>Jan Musinsky</dc:creator>
    <meta:document-statistic meta:table-count="2" meta:image-count="0" meta:object-count="0" meta:page-count="2" meta:paragraph-count="96" meta:word-count="474" meta:character-count="2415" meta:non-whitespace-character-count="2035"/>
  </office:meta>
</office:document-meta>
</file>